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ModelImpl.getNotationDeclar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ModelImpl.getInternalASMode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ModelImpl.insertASObject( ASObject as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ModelImpl.getNamespac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ModelImpl.get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ModelImpl.addASModel( ASModel abstractSchem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ModelImpl.setPrefix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ModelImpl.setGrammar( SchemaGrammar gramm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ModelImpl.setLocalName(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ModelImpl.importASObject( ASObject as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ModelImpl.getIsNamespaceAwa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ModelImpl.getGramm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ModelImpl.getElementDeclar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ModelImpl.getASMode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ModelImpl.removeAS( ASModel a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ModelImpl.setNodeName( String nod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ModelImpl.getContentModelDeclar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ModelImpl.getContai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ModelImpl.getEntityDeclar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ModelImpl.setAsHint( String asH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ModelImpl.getOwnerAS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ModelImpl.getAsNod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ModelImpl.ASModelImpl( boolean isNamespaceAwa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ModelImpl.createASNotationDeclaration( String namespaceURI , String name , String systemId , String public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ModelImpl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ModelImpl.createASAttributeDeclaration( String namespaceURI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ModelImpl.setOwnerASModel( ASModel ownerAS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ModelImpl.setNamespaceURI( String namespace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ModelImpl.setAsLocation( String as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ModelImpl.getAttributeDeclar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ModelImpl.createASContentModel( int minOccurs , int maxOccurs , short ope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ModelImpl.getUsage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ModelImpl.cloneASObject( boolean de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ModelImpl.getNod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ModelImpl.vali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ModelImpl.getAs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ModelImpl.getAs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ModelImpl.createASEntityDeclaratio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ModelImpl.ASModel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ModelImpl.createASElementDeclaration( String namespaceURI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